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officeooo:rsid="001fc6c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3" text:outline-level="3">Acuerdo de Licencia Propietaria de GYM Manager</text:h>
      <text:p text:style-name="Text_20_body"><text:span text:style-name="Strong_20_Emphasis">Fecha de Entrada en Vigor:</text:span> [<text:span text:style-name="T1">21/12/2024</text:span>]</text:p>
      <text:p text:style-name="Text_20_body">Este Acuerdo de Licencia Propietaria ("Acuerdo") se celebra entre <text:span text:style-name="Strong_20_Emphasis">The Villa Broth</text:span> ("Licenciante") y el usuario final autorizado ("Licenciatario").</text:p>
      <text:p text:style-name="Horizontal_20_Line"/>
      <text:h text:style-name="Heading_20_3" text:outline-level="3">1. <text:span text:style-name="Strong_20_Emphasis">Concesión de la Licencia</text:span></text:h>
      <text:p text:style-name="Text_20_body">1.1. <text:span text:style-name="Strong_20_Emphasis">Alcance de la Licencia:</text:span><text:line-break/>El Licenciante otorga al Licenciatario una licencia no transferible, no sublicenciable y no exclusiva para usar el software GYM Manager ("Software") únicamente para los fines previstos según lo descrito en las especificaciones del proyecto.</text:p>
      <text:p text:style-name="Text_20_body">1.2. <text:span text:style-name="Strong_20_Emphasis">Limitaciones de Uso:</text:span><text:line-break/>El Software solo podrá ser utilizado:</text:p>
      <text:list text:style-name="L1">
        <text:list-item>
          <text:p text:style-name="P2">En las plataformas compatibles (Windows, Android, iPhone). </text:p>
        </text:list-item>
        <text:list-item>
          <text:p text:style-name="P1">Por personal autorizado y usuarios registrados del gimnasio asociado. </text:p>
        </text:list-item>
      </text:list>
      <text:p text:style-name="Text_20_body">1.3. <text:span text:style-name="Strong_20_Emphasis">Restricciones:</text:span><text:line-break/>El Licenciatario no deberá:</text:p>
      <text:list text:style-name="L2">
        <text:list-item>
          <text:p text:style-name="P4">Copiar, modificar o distribuir el Software sin el consentimiento previo por escrito del Licenciante. </text:p>
        </text:list-item>
        <text:list-item>
          <text:p text:style-name="P4">Realizar ingeniería inversa, descompilar o desensamblar el Software. </text:p>
        </text:list-item>
        <text:list-item>
          <text:p text:style-name="P3">Vender, alquilar, arrendar o prestar acceso al Software. </text:p>
        </text:list-item>
      </text:list>
      <text:p text:style-name="Horizontal_20_Line"/>
      <text:h text:style-name="Heading_20_3" text:outline-level="3">2. <text:span text:style-name="Strong_20_Emphasis">Propiedad e Intelectual</text:span></text:h>
      <text:p text:style-name="Text_20_body">2.1. <text:span text:style-name="Strong_20_Emphasis">Retención de Derechos:</text:span><text:line-break/>El Licenciante conserva todos los derechos, títulos e intereses en el Software, incluidos, entre otros, su código, diseño, arquitectura y documentación.</text:p>
      <text:p text:style-name="Text_20_body">2.2. <text:span text:style-name="Strong_20_Emphasis">No Transferencia de Propiedad:</text:span><text:line-break/>Este Acuerdo no transfiere la propiedad del Software ni de ningún derecho de propiedad intelectual asociado al Licenciatario.</text:p>
      <text:p text:style-name="Text_20_body">2.3. <text:span text:style-name="Strong_20_Emphasis">Atribución:</text:span><text:line-break/>Cualquier uso público del Software debe reconocer a <text:span text:style-name="Strong_20_Emphasis">The Villa Broth</text:span> como el creador.</text:p>
      <text:p text:style-name="Horizontal_20_Line"/>
      <text:h text:style-name="Heading_20_3" text:outline-level="3"><text:soft-page-break/>3. <text:span text:style-name="Strong_20_Emphasis">Confidencialidad y Privacidad de Datos</text:span></text:h>
      <text:p text:style-name="Text_20_body">3.1. <text:span text:style-name="Strong_20_Emphasis">Información Confidencial:</text:span><text:line-break/>El Licenciatario se compromete a mantener confidencial el código fuente del Software y la documentación asociada.</text:p>
      <text:p text:style-name="Text_20_body">3.2. <text:span text:style-name="Strong_20_Emphasis">Privacidad de Datos:</text:span><text:line-break/>El Licenciatario se compromete a cumplir con todas las políticas de privacidad relevantes integradas en el Software, incluyendo la prohibición de vender datos de los usuarios.</text:p>
      <text:p text:style-name="Horizontal_20_Line"/>
      <text:h text:style-name="Heading_20_3" text:outline-level="3">4. <text:span text:style-name="Strong_20_Emphasis">Soporte y Mantenimiento</text:span></text:h>
      <text:p text:style-name="Text_20_body">4.1. <text:span text:style-name="Strong_20_Emphasis">Soporte Inicial:</text:span><text:line-break/>El Licenciante proporcionará soporte técnico durante los primeros [insertar duración, por ejemplo, seis meses] tras la entrega del Software.</text:p>
      <text:p text:style-name="Text_20_body">4.2. <text:span text:style-name="Strong_20_Emphasis">Mantenimiento Continuo:</text:span><text:line-break/>Cualquier actualización o mejora del Software se proporcionará bajo un acuerdo separado.</text:p>
      <text:p text:style-name="Horizontal_20_Line"/>
      <text:h text:style-name="Heading_20_3" text:outline-level="3">5. <text:span text:style-name="Strong_20_Emphasis">Garantía y Responsabilidad</text:span></text:h>
      <text:p text:style-name="Text_20_body">5.1. <text:span text:style-name="Strong_20_Emphasis">Exención de Garantías:</text:span><text:line-break/>El Software se proporciona "tal cual", sin garantía de ningún tipo, expresa o implícita.</text:p>
      <text:p text:style-name="Text_20_body">5.2. <text:span text:style-name="Strong_20_Emphasis">Limitación de Responsabilidad:</text:span><text:line-break/>El Licenciante no será responsable de ningún daño derivado del uso o la imposibilidad de uso del Software, incluidos, entre otros, pérdida de datos, interrupción del negocio o pérdida de ganancias.</text:p>
      <text:p text:style-name="Horizontal_20_Line"/>
      <text:h text:style-name="Heading_20_3" text:outline-level="3">6. <text:span text:style-name="Strong_20_Emphasis">Terminación</text:span></text:h>
      <text:p text:style-name="Text_20_body">6.1. <text:span text:style-name="Strong_20_Emphasis">Terminación por Incumplimiento:</text:span><text:line-break/>El Licenciante podrá terminar este Acuerdo si el Licenciatario incumple alguno de los términos de este Acuerdo.</text:p>
      <text:p text:style-name="Text_20_body">6.2. <text:span text:style-name="Strong_20_Emphasis">Efecto de la Terminación:</text:span><text:line-break/>Tras la terminación, el Licenciatario deberá cesar todo uso del Software y destruir cualquier copia en su posesión.</text:p>
      <text:p text:style-name="Horizontal_20_Line"/>
      <text:h text:style-name="Heading_20_3" text:outline-level="3">7. <text:span text:style-name="Strong_20_Emphasis">Disposiciones Generales</text:span></text:h>
      <text:p text:style-name="Text_20_body">7.1. <text:span text:style-name="Strong_20_Emphasis">Ley Aplicable:</text:span><text:line-break/>Este Acuerdo se regirá por las leyes de [insertar jurisdicción].</text:p>
      <text:p text:style-name="Text_20_body"><text:soft-page-break/>7.2. <text:span text:style-name="Strong_20_Emphasis">Acuerdo Completo:</text:span><text:line-break/>Este Acuerdo constituye el entendimiento completo entre las partes con respecto al Software y reemplaza todos los acuerdos previos.</text:p>
      <text:p text:style-name="Text_20_body">7.3. <text:span text:style-name="Strong_20_Emphasis">Enmiendas:</text:span><text:line-break/>Cualquier modificación a este Acuerdo debe hacerse por escrito y estar firmada por ambas partes.</text:p>
      <text:p text:style-name="Horizontal_20_Line"/>
      <text:p text:style-name="Text_20_body"><text:span text:style-name="Strong_20_Emphasis">Al usar el Software, el Licenciatario acepta los términos de este Acuerdo.</text:span></text:p>
      <text:p text:style-name="Text_20_body">Firmado por:</text:p>
      <text:p text:style-name="Text_20_body"><text:span text:style-name="Strong_20_Emphasis">Licenciante</text:span>:<text:line-break/>[Representante Autorizado]<text:line-break/><text:span text:style-name="Strong_20_Emphasis">The Villa Broth</text:span></text:p>
      <text:p text:style-name="Text_20_body"><text:span text:style-name="Strong_20_Emphasis">Licenciatario</text:span>:<text:line-break/>[Usuario Autorizado o Representante]</text:p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3:36:18.438000000</meta:creation-date>
    <dc:date>2025-01-09T13:36:52.486000000</dc:date>
    <meta:editing-duration>PT35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36" meta:word-count="490" meta:character-count="3411" meta:non-whitespace-character-count="2957"/>
  </office:meta>
</office:document-meta>
</file>